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 style:font-family-generic="swiss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3.81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10.1335416666667cm" style:use-optimal-column-width="true"/>
    </style:style>
    <style:style style:name="co8" style:family="table-column">
      <style:table-column-properties fo:break-before="auto" style:column-width="14.1022916666667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18041666666667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48125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3416666666667cm" style:use-optimal-column-width="true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6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<text:s/>ව්‍යාපාර සංකල්පය හැඳින්ව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<text:s/>ව්‍යාපාර සංකල්පය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පාරිබෝගික අවශ්‍යතා හා උවමනා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භාණ්ඩ නිෂ්පාදන ව්‍යාපාර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සේවා නිෂ්පාදන ව්‍යාපාර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නිෂ්පාදන සාධක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ය කෙරෙහි උනන්දුවක් දක්කවන පාර්ශවයන් I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ය කෙරෙහි උනන්දුවක් දක්කවන පාර්ශවයන් ii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ඈල්මති පාර්ශවයන් ව්‍යාපාර වලට දායක වනඅාකාරය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ව්‍යාපාර පසුබිම</text:p>
          </table:table-cell>
          <table:table-cell office:value-type="string" table:style-name="ce1">
            <text:p>ඈල්මති පාර්ශවයන්ගේ අරමුණු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 හඳුනා ගනිමු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අභ්‍යන්තර <text:s/>පරිසරය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බාහිර පරිසරය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දේශපාලන පරිසරය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පාරිබෝගික අවශ්‍යතා හා උවමනා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තාක්ෂණික පරිසර සාධක හදුනාගනිමු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තාක්ෂණික පරිසර සාධක නිසා ව්‍යාපාර වලට සිදුවන බලපෑම<text:s text:c="2"/>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ආර්ථික පරිසර සාධක <text:s/>ව්‍යාපාර වලට සිදුවන බලපෑම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බැංකු පොලි අනුපාතය වෙනස් වීම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ගෝලීය පරිසරය හැදින්වීම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ගෝලීය පරිසරය බලපෑම සරලව ඉදිරිපත් කිරීම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2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ගෝලීය පරිසරයෙන් සිදුවන හිතකර බලපෑම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ගෝලීය පරිසරයෙන් සිදුවන අහිතකර බලපෑම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පරිසරය වර්ග කිරීම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පරිසරය</text:p>
          </table:table-cell>
          <table:table-cell office:value-type="string" table:style-name="ce1">
            <text:p>ව්‍යාපාර භාහිර පරිසරය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2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හවුල් ව්‍යාපාර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2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සංස්ථාපිත සාමාගම්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2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සමුපකාර සමිති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රාජ්‍ය සංස්ථා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යක් තෝරා ගැනීමේදී පදනම් වන සාධක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අරමුණු අනුව ව්‍යාපාර සංවිධාන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32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පරිමාණය අනුව ව්‍යාපාර වර්ග කරමු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3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ආර්ථික පරිසර සාධක නිසා ව්‍යාපාර වලට සිදුවන බලපෑම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3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තනි පුද්ගල ව්‍යාපාරයක් ලියාපදිංචි කිරීම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3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ව්‍යාපාර සංවිධාන</text:p>
          </table:table-cell>
          <table:table-cell office:value-type="string" table:style-name="ce1">
            <text:p>තනි පුද්ගල ව්‍යාපාරයක් ලියාපදිංචිය සදහා අනුගමනය කලයුතු පියවර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1-3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ගිණුම්කරණය හැඳින්වීම</text:p>
          </table:table-cell>
          <table:table-cell office:value-type="string" table:style-name="ce1">
            <text:p>ගිණුම්කරණය හැඳින්වීම</text:p>
          </table:table-cell>
          <table:table-cell office:value-type="string" table:style-name="ce1">
            <text:p>වත්කම්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ගිණුම්කරණය හැඳින්වීම</text:p>
          </table:table-cell>
          <table:table-cell office:value-type="string" table:style-name="ce1">
            <text:p>ගිණුම්කරණය හැඳින්වීම</text:p>
          </table:table-cell>
          <table:table-cell office:value-type="string" table:style-name="ce1">
            <text:p>ගිණුම්කරණයේ අවශ්‍යතාව හා අරමුණු පැහැදිලි කරයි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ගිණුම්කරණය හැඳින්වීම</text:p>
          </table:table-cell>
          <table:table-cell office:value-type="string" table:style-name="ce1">
            <text:p>ගිණුම්කරණය හැඳින්වීම</text:p>
          </table:table-cell>
          <table:table-cell office:value-type="string" table:style-name="ce1">
            <text:p>ව්‍යාපාර වල සිදුවන ගනුදෙනු හේතුවෙන් ව්‍යාපාර වලට ඇතිවන බලපෑම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 තුලින් බිහිවන අදායම් වියදම් හැදින්වීම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 ගොඩනැගීම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ව්‍යාපාර ගනුදෙනු ගිණුම්කරණ සමීකරණයට බලපාන ආකාරය <text:s/>I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ව්‍යාපාර ගනුදෙනු ගිණුම්කරණ සමීකරණයට බලපාන ආකාරය <text:s/>I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වත්කම් හිමිකම් වගකීම්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0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වත්කම් ප්‍රාග්ධනය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 දී ඇති අවස්ථාවකදී ගනුදෙනු නම් කිරීම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ව්‍යාපාරයේ ආරම්භක ශේෂයේදී ඇති විට ප්‍රාග්ධනය සොයා ගනුදෙනු සමිකරණයේ දැක්වීම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ව්‍යාපාරයක හිමිකම වෙනස් වන අවස්ථා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අයිතිකරුගේ හිමිකම්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ද්විත්ව <text:s/>සටහන් න්‍යාය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ිණුම් වර්ගීකරණය හා ගිණුම්වල ශේෂ දැක්වීම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වත්කම් වගකින් හා හිමිකම් වලට අදාල ගනුදෙනු ගිණුම් වල සටහන් කිරීම<text:s text:c="2"/>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1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 ගිණුම් වල සටහන් කිරීම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 ඇසුරින් විවිධ ගිණුම් වල බලපෑම් පෙන්වීම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ද්විත්ව සටහන්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ට අදාල ද්විත්ව සටහන් ඉදිරිපත් කිරීම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 ලෙජරයට පිටපත් කිරීම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 ගිණුම්වලට පිටපත් කිරීම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2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මුදල් ගිණුම් ඇසුරින් ලෙජරයට පිටපත් කිරීම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මුදල් ගිණුම දී ඇතිවිට ලෙජරයට පිටපත් කිරීම<text:s text:c="2"/>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<text:s/>ලෙජරයේ ගිණුම් තුලනය කිරීම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 ලෙජරයට පිටපත් කිරීම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 ගිණුම්ගත කිරීම හා තුලනය කිරීම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වල ද්විත්ව බලපෑම</text:p>
          </table:table-cell>
          <table:table-cell office:value-type="string" table:style-name="ce1">
            <text:p>ගනුදෙනු ගිණුම්ගත කර තුලනය කිරීම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මූලික සටහන් පොත්</text:p>
          </table:table-cell>
          <table:table-cell office:value-type="string" table:style-name="ce1">
            <text:p>මූලික සටහන් පොත්</text:p>
          </table:table-cell>
          <table:table-cell office:value-type="string" table:style-name="ce1">
            <text:p>මූලික සටහන් පොත්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මූලික සටහන් පොත්</text:p>
          </table:table-cell>
          <table:table-cell office:value-type="string" table:style-name="ce1">
            <text:p>මූලික සටහන් පොත්</text:p>
          </table:table-cell>
          <table:table-cell office:value-type="string" table:style-name="ce1">
            <text:p>මූලාශ්‍ර ලේඛනවල අවශ්‍යතා හා ප්‍රයෝජන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මුදල් පොත සහ සුළු මුදල් පොත</text:p>
          </table:table-cell>
          <table:table-cell office:value-type="string" table:style-name="ce1">
            <text:p>මුදල් පොත සහ සුළු මුදල් පොත</text:p>
          </table:table-cell>
          <table:table-cell office:value-type="string" table:style-name="ce1">
            <text:p>මුදල් පොත හැඳින්වීම හා අවශ්‍යතාව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මුදල් පොත සහ සුළු මුදල් පොත</text:p>
          </table:table-cell>
          <table:table-cell office:value-type="string" table:style-name="ce1">
            <text:p>මුදල් පොත සහ සුළු මුදල් පොත</text:p>
          </table:table-cell>
          <table:table-cell office:value-type="string" table:style-name="ce1">
            <text:p>මුදල් පොතේ ගණුදෙනු ඇත-ුලත් කිරීම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3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මුදල් පොත සහ සුළු මුදල් පොත</text:p>
          </table:table-cell>
          <table:table-cell office:value-type="string" table:style-name="ce1">
            <text:p>මුදල් පොත සහ සුළු මුදල් පොත</text:p>
          </table:table-cell>
          <table:table-cell office:value-type="string" table:style-name="ce1">
            <text:p>මුදල් ගිණුම ලෙජරයට පිටපත් කිරීම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මුදල් පොත සහ සුළු මුදල් පොත</text:p>
          </table:table-cell>
          <table:table-cell office:value-type="string" table:style-name="ce1">
            <text:p>මුදල් පොත සහ සුළු මුදල් පොත</text:p>
          </table:table-cell>
          <table:table-cell office:value-type="string" table:style-name="ce1">
            <text:p>ද්විත්ව සටහන් ලිවිම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3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මුදල් පොත සහ සුළු මුදල් පොත</text:p>
          </table:table-cell>
          <table:table-cell office:value-type="string" table:style-name="ce1">
            <text:p>මුදල් පොත සහ සුළු මුදල් පොත</text:p>
          </table:table-cell>
          <table:table-cell office:value-type="string" table:style-name="ce1">
            <text:p>මුදල් පොත හා ලෙජරය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36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හා මූලාශ්‍ර ලේඛණ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3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්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3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චෙක්පත් අගරු වීම<text:s text:c="2"/>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3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ේ ගණුදෙනු ගිණුම්ගත කිරීම හා තුලනය කිරීම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41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අයිරාව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2-4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පහත ගනුදෙනු ව්‍යාපාරයේ බැංකු ගිණුමේ සටහන් කරන්න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සැසදුම්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ංකු ගිණුමේ හා බැංකු ප්‍රකාශයේ ශේෂය සැසදීම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ංකු ගිණුමේ හා බැංකු ප්‍රකාශයේ ශේෂය වෙනස්වන අවස්ථා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ශේෂයන් වෙනස් වීමට බලපෑහැකි අවස්ථා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ේ ශේෂය සංශෝදනය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සැසදුම් ප්‍රකාශය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සංශෝදිත බැංකු ගිණුම සහිතව බැංකු සැසදුම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මුදල් වට්ටම් සම්බන්ද ගනුදෙනු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මූලාශ්‍ර ලේඛන හා වට්ටම් සහිත ගනුදෙනු සටහන් කිරීම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මුදල් පොතේ වට්ටම් ගනුදෙනු ලෙජරයට පිටපත් කිරීම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11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සුළු මුදල් පොත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1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මුලාශ්‍ර ලේඛනය හා සුළු මුදල් අග්‍රීමය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1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සුළු මුදල් පොත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1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බැංකු ගිණුම සහ බැංකු සැසඳුම් විස්තරයමුදල් පොත හා ලෙජරය</text:p>
          </table:table-cell>
          <table:table-cell office:value-type="string" table:style-name="ce1">
            <text:p>සුළු මුදල් පොතේ ගණුදෙනු වාර්ථා කිරීම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1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හැඳින්වීම හා එහි මූලිකාංග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1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ආකෘතිය හා එහි ගණුදෙනු ඇතුලත් කිරීම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1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ඇසුරින් ලෙජරයේ ගිණුම්ගත කිරීම්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18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පිළියෙළ කිරීම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හැදින්වීම හා එහි මූලිකාංග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2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ආකෘතිය හැඳින්වීම හා ගණුදෙනු ඇතුලත් කිරීම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21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ඇසුරින් ලෙජරයේ ගිණුම්ගත කිරීම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2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පිළියෙළ කිරීම අභ්‍යාස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23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පොදු ජර්නලය හැදින්වීම හා එහි අවශ්‍යතා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2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පොදු ජර්නලය අදාළ මූලාශ්‍ර ලේඛණය හා ආකෘති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25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පොදු ජර්නලයේ ගණුදෙණු සටහන් කිරීම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ව්‍යවසායකයෙකු සතු නිවැරදී ව්‍යාපාරික අදහස්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27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 text:c="2"/>ශේෂ පිරික්සුම</text:p>
          </table:table-cell>
          <table:table-cell office:value-type="string" table:style-name="ce1">
            <text:p><text:s text:c="2"/>ශේෂ පිරික්සුම</text:p>
          </table:table-cell>
          <table:table-cell office:value-type="string" table:style-name="ce1">
            <text:p>මූලික පොත්වල සටහන් කරන ගණුදෙනු ලෙජරයට පිටපත් කිරීම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 text:c="2"/>ශේෂ පිරික්සුම</text:p>
          </table:table-cell>
          <table:table-cell office:value-type="string" table:style-name="ce1">
            <text:p><text:s text:c="2"/>ශේෂ පිරික්සුම</text:p>
          </table:table-cell>
          <table:table-cell office:value-type="string" table:style-name="ce1">
            <text:p>ලෙජර් ගිණුම් තුලනය කිරීම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 text:c="2"/>ශේෂ පිරික්සුම</text:p>
          </table:table-cell>
          <table:table-cell office:value-type="string" table:style-name="ce1">
            <text:p><text:s text:c="2"/>ශේෂ පිරික්සුම</text:p>
          </table:table-cell>
          <table:table-cell office:value-type="string" table:style-name="ce1">
            <text:p>ගිණුම් වල ශේෂ ලයිස්තුවකදී ශේෂ පිරික්සුම පිළියෙළ කිරීම්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<text:s text:c="2"/>ශේෂ පිරික්සුම</text:p>
          </table:table-cell>
          <table:table-cell office:value-type="string" table:style-name="ce1">
            <text:p><text:s text:c="2"/>ශේෂ පිරික්සුම</text:p>
          </table:table-cell>
          <table:table-cell office:value-type="string" table:style-name="ce1">
            <text:p>ව්‍යාපාර අවස්ථා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3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ගිණුම් ඇසුරින් වැරදි නිවැරදි කිරීම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3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ගිණුම්කරණ වැරදි හදුනා ගැනීම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3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<text:s text:c="2"/>ශේෂ පිරික්සුමේ සමානත්වයට බලනොපාන වැරදි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3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අවිනිශ්චිත ගිණුම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3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<text:s text:c="2"/>ශේෂ පිරික්සුමේ සමානත්වයට බලපාන වැරදි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36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අවිනිශ්චිත ගිණුම ඇසුරින් වැරදි නිවැරදි කිරීම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3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අවිනිශ්චිත ගිණුම තුලනය කිරීම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38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ගිණුම්කරණ වැරදි නිවැරදි කිරීම</text:p>
          </table:table-cell>
          <table:table-cell office:value-type="string" table:style-name="ce1">
            <text:p>අවිනිශ්චිත ගිණුම හා පොදු ජර්නලය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39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ඉලෙක්ර්ටෝනික් උපකරණ භාවිතා කර ගනුදෙනු සිදු කිරීම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ජංගම දුරකථන තුලින් මුදල් ගනුදෙනු සිදුකිරීම්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03-41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පරිගණක ආශ්‍රිත ගිණුම්කරණය<text:s text:c="2"/>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t0-04-01</text:p>
          </table:table-cell>
          <table:table-cell office:value-type="string" table:style-name="ce1">
            <text:p>04-0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අදායම් හා වියදම් ගිණුම්කරණ සමීකරණය තුල දැක්වීම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t0-04-01</text:p>
          </table:table-cell>
          <table:table-cell office:value-type="string" table:style-name="ce1">
            <text:p>04-0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ගිණුම්කරණ සමීකරණය</text:p>
          </table:table-cell>
          <table:table-cell office:value-type="string" table:style-name="ce1">
            <text:p>වත්කම්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t3-26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පොදු ජර්නලයේ සටහන් කරන ගනුදෙනු වර්ග<text:s text:c="2"/>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ommerce-10-t3-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ගැනුම් ජ’නලය, විකුණුම් ජ’නලය සහ පොදු ජ’නලය</text:p>
          </table:table-cell>
          <table:table-cell office:value-type="string" table:style-name="ce1">
            <text:p>ලෙජර් ගිණුම් තුලනය කර ශේෂ පිරික්සුම පිළියෙළ කිරීම</text:p>
          </table:table-cell>
          <table:table-cell table:number-columns-repeated="16374"/>
        </table:table-row>
        <table:table-row table:number-rows-repeated="10484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creator>edu</dc:creator>
    <meta:creation-date>2022-09-13T14:48:32Z</meta:creation-date>
    <dc:date>2022-09-24T04:43:42Z</dc:date>
    <meta:editing-cycles>150</meta:editing-cycles>
    <meta:editing-duration>PT32474S</meta:editing-duration>
  </office:meta>
</office:document-meta>
</file>